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d0667"/>
    </style:style>
    <style:style style:name="T1" style:family="text">
      <style:text-properties style:font-name="Helvetica" fo:font-size="10pt" style:font-size-asian="10pt"/>
    </style:style>
    <style:style style:name="T2" style:family="text">
      <style:text-properties style:font-name="Helvetica" fo:font-size="10pt" officeooo:rsid="000d8953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 text:c="2"/></text:span><text:span text:style-name="T2">1 </text:span><text:span text:style-name="T1">Product specification </text:span></text:p>
      <text:p text:style-name="P1"><text:span text:style-name="T1">2 Project managment-risk. </text:span><text:span text:style-name="T2">management</text:span><text:span text:style-name="T1"> </text:span></text:p>
      <text:p text:style-name="P1"><text:span text:style-name="T1">3 Traning in information d</text:span><text:span text:style-name="T2">esign</text:span><text:span text:style-name="T1">. </text:span></text:p>
      <text:p text:style-name="P1"><text:span text:style-name="T1">4 Information design </text:span></text:p>
      <text:p text:style-name="P1"><text:span text:style-name="T1">5 Tutorial development </text:span></text:p>
      <text:p text:style-name="P1"><text:span text:style-name="T1">6 Front-end design </text:span></text:p>
      <text:p text:style-name="P1"><text:span text:style-name="T1">7 Front-end deployment </text:span></text:p>
      <text:p text:style-name="P1"><text:span text:style-name="T1">8 Testing, error handling </text:span><text:span text:style-name="T2">and reparing</text:span></text:p>
      <text:p text:style-name="P1"><text:span text:style-name="T1">9 Development of game lo</text:span><text:span text:style-name="T2">gic </text:span></text:p>
      <text:p text:style-name="P1"><text:span text:style-name="T1">10 Deployment of game log</text:span><text:span text:style-name="T2">ic</text:span></text:p>
      <text:p text:style-name="P1"><text:span text:style-name="T1">11 Testing of running code, <text:s/>error handling </text:span><text:span text:style-name="T2">and reparing</text:span></text:p>
      <text:p text:style-name="P1"><text:span text:style-name="T1">12 Back-end coding </text:span></text:p>
      <text:p text:style-name="P1"><text:span text:style-name="T1">13 Testing FCFS, <text:s/></text:span><text:span text:style-name="T2">fails</text:span><text:span text:style-name="T1"> handling </text:span><text:span text:style-name="T2">and reparing</text:span><text:span text:style-name="T1"> </text:span></text:p>
      <text:p text:style-name="P1"><text:span text:style-name="T1">14 Integration (Back-end, f</text:span><text:span text:style-name="T2">ront-end, logic)</text:span></text:p>
      <text:p text:style-name="P1"><text:span text:style-name="T1">15 Testing integrated syste</text:span><text:span text:style-name="T2">m</text:span></text:p>
      <text:p text:style-name="P1"><text:span text:style-name="T1">16 Documentation </text:span></text:p>
      <text:p text:style-name="P1"><text:span text:style-name="T1">17 Prepare presenta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20:08:16.961718899</meta:creation-date>
    <dc:date>2016-11-07T20:08:30.187626185</dc:date>
    <meta:editing-duration>PT13S</meta:editing-duration>
    <meta:editing-cycles>1</meta:editing-cycles>
    <meta:document-statistic meta:table-count="0" meta:image-count="0" meta:object-count="0" meta:page-count="1" meta:paragraph-count="17" meta:word-count="73" meta:character-count="507" meta:non-whitespace-character-count="436"/>
    <meta:generator>LibreOffice/5.0.6.2$Linux_X86_64 LibreOffice_project/00m0$Build-2</meta:generator>
  </office:meta>
</office:document-meta>
</file>